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jpeg" manifest:full-path="Pictures/1000000000000190000001DF5395382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1.169cm" svg:y="0.741cm" svg:width="10.583cm" svg:height="12.674cm" draw:z-index="0"><draw:image xlink:href="Pictures/1000000000000190000001DF5395382F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Lars Behrmann</meta:initial-creator>
    <meta:creation-date>2006-02-16T19:02:40</meta:creation-date>
    <dc:creator>Lars Behrmann</dc:creator>
    <dc:date>2006-02-16T19:03:31</dc:date>
    <dc:language>en-US</dc:language>
    <meta:editing-cycles>2</meta:editing-cycles>
    <meta:editing-duration>PT52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0" meta:word-count="0" meta:character-count="0"/>
  </office:meta>
</office:document-meta>
</file>